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style:text-underline-style="none" fo:font-weight="bold" officeooo:rsid="0011c56c" officeooo:paragraph-rsid="0011c56c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1c56c" officeooo:paragraph-rsid="0011c56c"/>
    </style:style>
    <style:style style:name="P7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1c56c" officeooo:paragraph-rsid="0011c56c"/>
    </style:style>
    <style:style style:name="P11" style:family="paragraph" style:parent-style-name="Text_20_body" style:list-style-name="L2">
      <style:paragraph-properties fo:margin-top="0cm" fo:margin-bottom="0.423cm" loext:contextual-spacing="false" fo:orphans="2" fo:widows="2"/>
    </style:style>
    <style:style style:name="P1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1c56c" officeooo:paragraph-rsid="0011c56c" style:font-size-asian="24.5pt" style:font-weight-asian="bold" style:font-size-complex="2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c56c" officeooo:paragraph-rsid="0011c56c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4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ssignment 2 Ansible</text:p>
      <text:p text:style-name="P12"/>
      <text:h text:style-name="P1" text:outline-level="2">The Assignment</text:h>
      <text:p text:style-name="P2">Perform the following operations using ad-hoc commands and ansible modules :</text:p>
      <text:list xml:id="list612190058876209154" text:style-name="L1">
        <text:list-item>
          <text:p text:style-name="P3"><text:span text:style-name="T1">Fetch and display to STDOUT Ansible facts using the </text:span><text:span text:style-name="Source_20_Text"><text:span text:style-name="T3">setup</text:span></text:span><text:span text:style-name="T1"> module.</text:span></text:p>
          <text:p text:style-name="P6"><text:span text:style-name="T1"># ansible all -m setup --tree /tmp/facts</text:span></text:p>
        </text:list-item>
        <text:list-item>
          <text:p text:style-name="P7">Fetch and display only the "virtual" subset of facts for each host.</text:p>
          <text:p text:style-name="P10">#ansible all -m setup -a 'gather_subset=virtual'</text:p>
        </text:list-item>
        <text:list-item>
          <text:p text:style-name="P7">Fetch and display the value of fully qualified domain name (FQDN) of each host from their Ansible facts.</text:p>
          <text:p text:style-name="P10"># ansible all -m setup --tree /tmp/facts | grep fqdn</text:p>
        </text:list-item>
        <text:list-item>
          <text:p text:style-name="P3"><text:span text:style-name="T1">Display the uptime of all hosts using the </text:span><text:span text:style-name="Source_20_Text"><text:span text:style-name="T3">command</text:span></text:span><text:span text:style-name="T1"> module.</text:span></text:p>
          <text:p text:style-name="P6"><text:span text:style-name="T1"># </text:span></text:p>
        </text:list-item>
        <text:list-item>
          <text:p text:style-name="P3"><text:span text:style-name="T1">Ping all hosts </text:span><text:span text:style-name="Strong_20_Emphasis"><text:span text:style-name="T2">except</text:span></text:span><text:span text:style-name="T1"> the 'control' host using the </text:span><text:span text:style-name="Source_20_Text"><text:span text:style-name="T3">--limit</text:span></text:span><text:span text:style-name="T1"> option</text:span></text:p>
        </text:list-item>
        <text:list-item>
          <text:p text:style-name="P7">Setup Java8 on the hosts in the "App" group using the apt module.</text:p>
        </text:list-item>
        <text:list-item>
          <text:p text:style-name="P7">Setup and enable the EPEL package repository on the hosts in the "web" group using the yum module.</text:p>
        </text:list-item>
      </text:list>
      <text:list xml:id="list6501850831489213083" text:style-name="L2">
        <text:list-item>
          <text:p text:style-name="P4"><text:span text:style-name="T1">CentOS systems use the latest </text:span><text:span text:style-name="Source_20_Text"><text:span text:style-name="T3">epel-release</text:span></text:span><text:span text:style-name="T1"> package</text:span></text:p>
        </text:list-item>
        <text:list-item>
          <text:p text:style-name="P11"><text:span text:style-name="T1">RHEL systems should use </text:span><text:a xlink:type="simple" xlink:href="https://dl.fedoraproject.org/pub/epel/epel-release-latest-7.noarch.rpm" text:style-name="Internet_20_link" text:visited-style-name="Visited_20_Internet_20_Link"><text:span text:style-name="T4">https://dl.fedoraproject.org/pub/epel/epel-release-latest-7.noarch.rpm</text:span></text:a></text:p>
        </text:list-item>
        <text:list-item>
          <text:p text:style-name="P8">Create inventory groups app and web</text:p>
        </text:list-item>
      </text:list>
      <text:list xml:id="list5519375346875304131" text:style-name="L3">
        <text:list-item>
          <text:p text:style-name="P9">set a cron on ansible control machine that will run every 1 minute , and perform below tasks:-</text:p>
        </text:list-item>
      </text:list>
      <text:list xml:id="list7476089668285764462" text:style-name="L4">
        <text:list-item>
          <text:p text:style-name="P5"><text:span text:style-name="T1">execute ansible adhoc commands on client machines (cannot be control machine) , to create a file in /var/log/ninja_name on all the client nodes, append </text:span><text:span text:style-name="Source_20_Text"><text:span text:style-name="T3">system_hostname [:space:] system_time</text:span></text:span><text:span text:style-name="T1"> in the file every 1 minute using ansible facts.</text:span><text:bookmark text:name="user-content-reference"/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27:21.157918806</meta:creation-date>
    <dc:date>2018-06-12T11:31:38.507841675</dc:date>
    <meta:editing-duration>PT4M17S</meta:editing-duration>
    <meta:editing-cycles>1</meta:editing-cycles>
    <meta:document-statistic meta:table-count="0" meta:image-count="0" meta:object-count="0" meta:page-count="1" meta:paragraph-count="19" meta:word-count="220" meta:character-count="1303" meta:non-whitespace-character-count="1116"/>
    <meta:generator>LibreOffice/5.1.6.2$Linux_X86_64 LibreOffice_project/10m0$Build-2</meta:generator>
  </office:meta>
</office:document-meta>
</file>